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1cm" fo:min-width="0cm"/>
      <style:paragraph-properties style:writing-mode="lr-tb"/>
    </style:style>
    <style:style style:name="gr6" style:family="graphic" style:parent-style-name="standard">
      <style:graphic-properties draw:stroke="none" svg:stroke-color="#5983b0" draw:fill="none" draw:fill-color="#ff7b59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7b59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Malgun Gothic" fo:font-size="12pt" style:font-name-complex="Malgun Gothic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5cm" svg:height="0.814cm" svg:x="0.75cm" svg:y="4.936cm">
          <draw:text-box>
            <text:p><text:span text:style-name="T1">DATABASE_URL="mysql://db_user:db_password@127.0.0.1:3306/db_name?serverVersion=5.7"</text:span></text:p>
          </draw:text-box>
        </draw:frame>
        <draw:frame draw:style-name="gr2" draw:text-style-name="P1" draw:layer="layout" svg:width="2.754cm" svg:height="1.75cm" svg:x="3.746cm" svg:y="6.25cm">
          <draw:text-box>
            <text:p>Type de</text:p>
            <text:p>BDD</text:p>
          </draw:text-box>
        </draw:frame>
        <draw:frame draw:style-name="gr3" draw:text-style-name="P1" draw:layer="layout" svg:width="3cm" svg:height="2.75cm" svg:x="9.75cm" svg:y="6.25cm">
          <draw:text-box>
            <text:p>Adresse </text:p>
            <text:p>Ip du </text:p>
            <text:p>serveur</text:p>
          </draw:text-box>
        </draw:frame>
        <draw:frame draw:style-name="gr4" draw:text-style-name="P1" draw:layer="layout" svg:width="2.928cm" svg:height="3.095cm" svg:x="13.25cm" svg:y="6.25cm">
          <draw:text-box>
            <text:p>Nom</text:p>
            <text:p>De la</text:p>
            <text:p>Base de</text:p>
            <text:p>données</text:p>
          </draw:text-box>
        </draw:frame>
        <draw:frame draw:style-name="gr4" draw:text-style-name="P1" draw:layer="layout" svg:width="2.047cm" svg:height="0.962cm" svg:x="7cm" svg:y="3.75cm">
          <draw:text-box>
            <text:p>Login</text:p>
          </draw:text-box>
        </draw:frame>
        <draw:frame draw:style-name="gr5" draw:text-style-name="P1" draw:layer="layout" svg:width="2.792cm" svg:height="1.711cm" svg:x="15.458cm" svg:y="2.789cm">
          <draw:text-box>
            <text:p>Type de</text:p>
            <text:p>serveur </text:p>
          </draw:text-box>
        </draw:frame>
        <draw:frame draw:style-name="gr6" draw:text-style-name="P2" draw:layer="layout" svg:width="5.25cm" svg:height="1.673cm" svg:x="0.75cm" svg:y="3.077cm">
          <draw:text-box>
            <text:p>Variable</text:p>
            <text:p>d’environnement</text:p>
          </draw:text-box>
        </draw:frame>
        <draw:frame draw:style-name="gr4" draw:text-style-name="P1" draw:layer="layout" svg:width="1.666cm" svg:height="0.962cm" svg:x="12.084cm" svg:y="3.788cm">
          <draw:text-box>
            <text:p>Port</text:p>
          </draw:text-box>
        </draw:frame>
        <draw:frame draw:style-name="gr4" draw:text-style-name="P1" draw:layer="layout" svg:width="2.614cm" svg:height="0.962cm" svg:x="17.25cm" svg:y="6.288cm">
          <draw:text-box>
            <text:p>Version</text:p>
          </draw:text-box>
        </draw:frame>
        <draw:line draw:style-name="gr7" draw:text-style-name="P3" draw:layer="layout" svg:x1="2.75cm" svg:y1="5.25cm" svg:x2="2.75cm" svg:y2="4.75cm">
          <text:p/>
        </draw:line>
        <draw:line draw:style-name="gr7" draw:text-style-name="P3" draw:layer="layout" svg:x1="5.25cm" svg:y1="6.5cm" svg:x2="5.25cm" svg:y2="5.75cm">
          <text:p/>
        </draw:line>
        <draw:line draw:style-name="gr7" draw:text-style-name="P3" draw:layer="layout" svg:x1="7.75cm" svg:y1="4.5cm" svg:x2="7cm" svg:y2="5.25cm">
          <text:p/>
        </draw:line>
        <draw:line draw:style-name="gr7" draw:text-style-name="P3" draw:layer="layout" svg:x1="7.75cm" svg:y1="4.5cm" svg:x2="8.5cm" svg:y2="5.25cm">
          <text:p/>
        </draw:line>
        <draw:line draw:style-name="gr7" draw:text-style-name="P3" draw:layer="layout" svg:x1="11.25cm" svg:y1="6.5cm" svg:x2="11.25cm" svg:y2="5.75cm">
          <text:p/>
        </draw:line>
        <draw:line draw:style-name="gr7" draw:text-style-name="P3" draw:layer="layout" svg:x1="12.75cm" svg:y1="4.5cm" svg:x2="12.75cm" svg:y2="5cm">
          <text:p/>
        </draw:line>
        <draw:line draw:style-name="gr7" draw:text-style-name="P3" draw:layer="layout" svg:x1="14.5cm" svg:y1="6.5cm" svg:x2="14.5cm" svg:y2="5.75cm">
          <text:p/>
        </draw:line>
        <draw:line draw:style-name="gr7" draw:text-style-name="P3" draw:layer="layout" svg:x1="18.5cm" svg:y1="6.5cm" svg:x2="18.5cm" svg:y2="5.75cm">
          <text:p/>
        </draw:line>
        <draw:line draw:style-name="gr7" draw:text-style-name="P3" draw:layer="layout" svg:x1="16.75cm" svg:y1="5.25cm" svg:x2="16.75cm" svg:y2="4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fo:font-size="12pt" fo:language="fr" fo:country="FR" style:font-size-asian="12pt" style:language-asian="zh" style:country-asian="CN" style:font-size-complex="12pt" style:language-complex="hi" style:country-complex="IN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Numérotation_20_de_20_lignes" style:display-name="Numérotation de lignes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Corps_20_de_20_texte" style:display-name="Corps de texte" style:family="graphic">
      <style:paragraph-properties fo:margin-top="0cm" fo:margin-bottom="0.88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0-11T09:30:20.181000000</dc:date>
    <meta:editing-duration>PT21S</meta:editing-duration>
    <meta:editing-cycles>1</meta:editing-cycles>
    <meta:document-statistic meta:object-count="18"/>
    <meta:generator>LibreOffice/7.1.4.2$Windows_X86_64 LibreOffice_project/a529a4fab45b75fefc5b6226684193eb000654f6</meta:generator>
  </office:meta>
</office:document-meta>
</file>